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118ca9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118ca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text-underline-style="solid" style:text-underline-width="auto" style:text-underline-color="font-color" officeooo:rsid="00118ca9" style:font-size-asian="17.5pt" style:font-size-complex="20pt"/>
    </style:style>
    <style:style style:name="T3" style:family="text">
      <style:text-properties officeooo:rsid="00118ca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2">Mi ordenador por piezas</text:span></text:span></text:p>
      <text:p text:style-name="P4"><text:span text:style-name="Strong_20_Emphasis"/></text:p>
      <text:p text:style-name="P4"><text:span text:style-name="Strong_20_Emphasis"/></text:p>
      <text:list xml:id="list1979441907" text:style-name="L1">
        <text:list-item>
          <text:p text:style-name="P2"><text:bookmark text:name="yui_3_17_2_1_1700659871722_95"/><text:span text:style-name="Strong_20_Emphasis"><text:span text:style-name="T1">Placa base:</text:span></text:span></text:p>
          <text:list>
            <text:list-item>
              <text:p text:style-name="P3">Marca y socket de procesador compatible: <text:span text:style-name="Strong_20_Emphasis"><text:span text:style-name="T5">Asus TUF GAMING B660-PLUS WIFI D4</text:span></text:span><text:span text:style-name="T5"> </text:span><text:span text:style-name="T3">y </text:span>LGA 1700</text:p>
            </text:list-item>
            <text:list-item>
              <text:p text:style-name="P2">Tipo de memoria RAM y capacidad máxima: DDR4</text:p>
            </text:list-item>
            <text:list-item>
              <text:p text:style-name="P2">Tipo de almacenamiento compatible: <text:span text:style-name="T3">M.2 y SATA</text:span></text:p>
            </text:list-item>
            <text:list-item>
              <text:p text:style-name="P2">Formato de la placa base (tamaño): <text:span text:style-name="T3">ATX</text:span></text:p>
            </text:list-item>
          </text:list>
        </text:list-item>
        <text:list-item>
          <text:p text:style-name="P2"><text:span text:style-name="Strong_20_Emphasis"><text:span text:style-name="T1">Procesador:</text:span></text:span></text:p>
          <text:list>
            <text:list-item>
              <text:p text:style-name="P2">Marca: Intel Core</text:p>
            </text:list-item>
            <text:list-item>
              <text:p text:style-name="P2">Socket: LGA 1700</text:p>
            </text:list-item>
            <text:list-item>
              <text:p text:style-name="P2">Gráficos integrados (sí/no): No</text:p>
            </text:list-item>
            <text:list-item>
              <text:p text:style-name="P2">Núcleos: 12</text:p>
            </text:list-item>
            <text:list-item>
              <text:p text:style-name="P2">Frecuencia base: 2.5 GHz</text:p>
            </text:list-item>
          </text:list>
        </text:list-item>
        <text:list-item>
          <text:p text:style-name="P2"><text:span text:style-name="Strong_20_Emphasis"><text:span text:style-name="T1">Memoria RAM</text:span></text:span></text:p>
          <text:list>
            <text:list-item>
              <text:p text:style-name="P2">Tipo: DDR4</text:p>
            </text:list-item>
            <text:list-item>
              <text:p text:style-name="P2">Formato: 288 pines (DIMM) y 256 pines (SO-DIMM)</text:p>
            </text:list-item>
            <text:list-item>
              <text:p text:style-name="P2">Capacidad: 2x8GB</text:p>
            </text:list-item>
          </text:list>
        </text:list-item>
        <text:list-item>
          <text:p text:style-name="P2"><text:span text:style-name="Strong_20_Emphasis"><text:span text:style-name="T1">Almacenamiento (disco)</text:span></text:span></text:p>
          <text:list>
            <text:list-item>
              <text:p text:style-name="P2">Capacidad: 2 x SATA 6Gb/s cables, 2 x M.2 Rubber Package, 1 x M.2 SSD screw package, 1 x ASUS Wi-Fi.</text:p>
            </text:list-item>
            <text:list-item>
              <text:p text:style-name="P2">Tipo de disco: 2x2 de tipo C® trasero, conector frontal USB 3.2 Gen.</text:p>
            </text:list-item>
            <text:list-item>
              <text:p text:style-name="P2">Conector: SATA</text:p>
            </text:list-item>
          </text:list>
        </text:list-item>
        <text:list-item>
          <text:p text:style-name="P2"><text:span text:style-name="Strong_20_Emphasis"><text:span text:style-name="T1">Torre (caja)</text:span></text:span></text:p>
          <text:list>
            <text:list-item>
              <text:p text:style-name="P2"><text:bookmark text:name="yui_3_17_2_1_1700659871722_100"/><text:bookmark text:name="yui_3_17_2_1_1700659871722_99"/>Formato (tamaño): 335mm x 200mm x 440mm</text:p>
            </text:list-item>
          </text:list>
        </text:list-item>
        <text:list-item>
          <text:p text:style-name="P2"><text:span text:style-name="Strong_20_Emphasis"><text:span text:style-name="T1">Fuente de alimentación</text:span></text:span></text:p>
          <text:list>
            <text:list-item>
              <text:p text:style-name="P2">Potencia: 750 W</text:p>
            </text:list-item>
            <text:list-item>
              <text:p text:style-name="P2">Formato: ATX</text:p>
            </text:list-item>
            <text:list-item>
              <text:p text:style-name="P2">Eficiencia: 90%</text:p>
            </text:list-item>
          </text:list>
        </text:list-item>
        <text:list-item>
          <text:p text:style-name="P2"><text:span text:style-name="Strong_20_Emphasis"><text:span text:style-name="T1">Monitor</text:span></text:span></text:p>
          <text:list>
            <text:list-item>
              <text:p text:style-name="P2">Resolución: 2560 x 1440</text:p>
            </text:list-item>
            <text:list-item>
              <text:p text:style-name="P2">Pulgadas: 27</text:p>
            </text:list-item>
            <text:list-item>
              <text:p text:style-name="P1">Tipo de conexión con la placa: HDMI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4:33:48.560463791</meta:creation-date>
    <dc:date>2023-11-22T14:47:31.592871606</dc:date>
    <meta:editing-duration>PT13M46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30" meta:word-count="174" meta:character-count="865" meta:non-whitespace-character-count="750"/>
  </office:meta>
</office:document-meta>
</file>